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2" style:family="graphic" style:parent-style-name="standard">
      <style:graphic-properties svg:stroke-color="#0000ff" draw:marker-end="Arrow" draw:textarea-horizontal-align="center" draw:textarea-vertical-align="middle"/>
    </style:style>
    <style:style style:name="gr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4" style:family="graphic" style:parent-style-name="standard">
      <style:graphic-properties svg:stroke-color="#0000ff" draw:textarea-horizontal-align="center" draw:textarea-vertical-align="middle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ff" draw:fill="solid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ff" draw:fill="solid" draw:fill-color="#ffffff" draw:textarea-horizontal-align="left" draw:auto-grow-height="true" draw:auto-grow-width="false" fo:min-height="0cm" fo:min-width="2.648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ff" draw:fill="none" draw:fill-color="#ffffff" draw:textarea-horizontal-align="left" draw:auto-grow-height="true" draw:auto-grow-width="false" fo:min-height="0cm" fo:min-width="1.69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9" style:family="graphic" style:parent-style-name="standard">
      <style:graphic-properties svg:stroke-color="#008000" draw:marker-end="Arrow" draw:textarea-horizontal-align="center" draw:textarea-vertical-align="middle"/>
    </style:style>
    <style:style style:name="gr10" style:family="graphic" style:parent-style-name="standard">
      <style:graphic-properties draw:stroke="none" svg:stroke-color="#008000" draw:fill="none" draw:fill-color="#ffffff" draw:textarea-horizontal-align="left" draw:auto-grow-height="true" draw:auto-grow-width="false" fo:min-height="0cm" fo:min-width="3.102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12" style:family="graphic" style:parent-style-name="standard">
      <style:graphic-properties svg:stroke-color="#008000" draw:textarea-horizontal-align="center" draw:textarea-vertical-align="middle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ff" draw:fill="none" draw:fill-color="#ffffff" draw:textarea-horizontal-align="left" draw:auto-grow-height="true" draw:auto-grow-width="false" fo:min-height="0cm" fo:min-width="2.07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style:font-size-asian="18pt" style:font-size-complex="1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9pt" style:font-size-asian="18pt" style:font-size-complex="18pt"/>
    </style:style>
    <style:style style:name="P5" style:family="paragraph">
      <style:paragraph-properties fo:text-align="center"/>
      <style:text-properties fo:font-size="9pt"/>
    </style:style>
    <style:style style:name="P6" style:family="paragraph">
      <style:paragraph-properties fo:margin-left="0cm" fo:margin-right="0cm" fo:text-indent="0cm"/>
      <style:text-properties fo:font-size="9pt"/>
    </style:style>
    <style:style style:name="P7" style:family="paragraph">
      <style:text-properties fo:font-size="9pt"/>
    </style:style>
    <style:style style:name="P8" style:family="paragraph">
      <style:paragraph-properties fo:text-align="center"/>
      <style:text-properties fo:color="#008000" style:font-size-asian="18pt" style:font-size-complex="18pt"/>
    </style:style>
    <style:style style:name="P9" style:family="paragraph">
      <style:paragraph-properties fo:margin-left="0cm" fo:margin-right="0cm" fo:text-indent="0cm"/>
      <style:text-properties fo:color="#008000" fo:font-size="9pt" style:font-size-asian="18pt" style:font-size-complex="18pt"/>
    </style:style>
    <style:style style:name="P10" style:family="paragraph">
      <style:paragraph-properties fo:margin-left="0cm" fo:margin-right="0cm" fo:text-indent="0cm"/>
      <style:text-properties fo:color="#008000" fo:font-size="9pt"/>
    </style:style>
    <style:style style:name="T1" style:family="text">
      <style:text-properties fo:color="#0000ff" fo:font-size="9pt" style:font-size-asian="18pt" style:font-size-complex="18pt"/>
    </style:style>
    <style:style style:name="T2" style:family="text">
      <style:text-properties fo:font-size="9pt"/>
    </style:style>
    <style:style style:name="T3" style:family="text">
      <style:text-properties fo:color="#008000" fo:font-size="9pt" style:font-size-asian="18pt" style:font-size-complex="18pt"/>
    </style:style>
    <style:style style:name="T4" style:family="text">
      <style:text-properties fo:color="#008000" fo:font-size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path draw:style-name="gr1" draw:text-style-name="P1" draw:layer="layout" svg:width="0.831cm" svg:height="4.999cm" draw:transform="rotate (-1.5707963267949) translate (19.761cm 0.879999999999999cm)" svg:viewBox="0 0 832 5000" svg:d="m832 4620v380h-65c-175 0-292-66-351-195-59-131-89-392-89-781v-633c0-265-19-451-57-554-37-102-106-153-206-153h-64v-378h64c101 0 169-50 207-151s56-283 56-547v-633c0-391 30-651 89-780s176-195 351-195h65v379h-72c-98 0-163 39-193 115-31 79-45 242-45 490v655c0 277-16 478-48 604s-86 210-164 254c78 48 133 134 164 259s48 326 48 601v657c0 249 14 412 45 488 30 79 95 118 193 118z">
            <text:p/>
          </draw:path>
          <draw:line draw:style-name="gr2" draw:text-style-name="P2" draw:layer="layout" svg:x1="4.19cm" svg:y1="11.18cm" svg:x2="4.19cm" svg:y2="2.18cm">
            <text:p/>
          </draw:line>
          <draw:frame draw:style-name="gr3" draw:text-style-name="P4" draw:layer="layout" svg:width="2.762cm" svg:height="0.374cm" svg:x="1.99cm" svg:y="1.68cm">
            <draw:text-box>
              <text:p text:style-name="P3"><text:span text:style-name="T1">indice d'interface</text:span></text:p>
            </draw:text-box>
          </draw:frame>
          <draw:g>
            <draw:line draw:style-name="gr4" draw:text-style-name="P5" draw:layer="layout" svg:x1="3.89cm" svg:y1="10.78cm" svg:x2="22.761cm" svg:y2="10.78cm">
              <text:p/>
            </draw:line>
            <draw:line draw:style-name="gr4" draw:text-style-name="P5" draw:layer="layout" svg:x1="3.89cm" svg:y1="9.78cm" svg:x2="22.761cm" svg:y2="9.78cm">
              <text:p/>
            </draw:line>
            <draw:line draw:style-name="gr4" draw:text-style-name="P5" draw:layer="layout" svg:x1="3.89cm" svg:y1="7.18cm" svg:x2="22.761cm" svg:y2="7.18cm">
              <text:p/>
            </draw:line>
            <draw:line draw:style-name="gr4" draw:text-style-name="P5" draw:layer="layout" svg:x1="3.89cm" svg:y1="6.18cm" svg:x2="22.761cm" svg:y2="6.18cm">
              <text:p/>
            </draw:line>
            <draw:line draw:style-name="gr4" draw:text-style-name="P5" draw:layer="layout" svg:x1="3.89cm" svg:y1="4.18cm" svg:x2="22.761cm" svg:y2="4.18cm">
              <text:p/>
            </draw:line>
            <draw:line draw:style-name="gr4" draw:text-style-name="P5" draw:layer="layout" svg:x1="3.89cm" svg:y1="3.18cm" svg:x2="22.761cm" svg:y2="3.18cm">
              <text:p/>
            </draw:line>
          </draw:g>
          <draw:frame draw:style-name="gr3" draw:text-style-name="P4" draw:layer="layout" svg:width="0.205cm" svg:height="0.374cm" svg:x="3.59cm" svg:y="10.58cm">
            <draw:text-box>
              <text:p text:style-name="P3"><text:span text:style-name="T1">1</text:span></text:p>
            </draw:text-box>
          </draw:frame>
          <draw:frame draw:style-name="gr3" draw:text-style-name="P4" draw:layer="layout" svg:width="0.205cm" svg:height="0.374cm" svg:x="3.59cm" svg:y="9.58cm">
            <draw:text-box>
              <text:p text:style-name="P3"><text:span text:style-name="T1">2</text:span></text:p>
            </draw:text-box>
          </draw:frame>
          <draw:frame draw:style-name="gr3" draw:text-style-name="P4" draw:layer="layout" svg:width="0.091cm" svg:height="0.374cm" svg:x="3.59cm" svg:y="6.98cm">
            <draw:text-box>
              <text:p text:style-name="P3"><text:span text:style-name="T1">l</text:span></text:p>
            </draw:text-box>
          </draw:frame>
          <draw:frame draw:style-name="gr3" draw:text-style-name="P4" draw:layer="layout" svg:width="0.561cm" svg:height="0.374cm" svg:x="3.29cm" svg:y="5.98cm">
            <draw:text-box>
              <text:p text:style-name="P3"><text:span text:style-name="T1">l+1</text:span></text:p>
            </draw:text-box>
          </draw:frame>
          <draw:frame draw:style-name="gr3" draw:text-style-name="P4" draw:layer="layout" svg:width="0.489cm" svg:height="0.374cm" svg:x="3.29cm" svg:y="3.98cm">
            <draw:text-box>
              <text:p text:style-name="P3"><text:span text:style-name="T1">llm</text:span></text:p>
            </draw:text-box>
          </draw:frame>
          <draw:frame draw:style-name="gr3" draw:text-style-name="P4" draw:layer="layout" svg:width="0.959cm" svg:height="0.374cm" svg:x="2.89cm" svg:y="2.98cm">
            <draw:text-box>
              <text:p text:style-name="P3"><text:span text:style-name="T1">llm+1</text:span></text:p>
            </draw:text-box>
          </draw:frame>
          <draw:frame draw:style-name="gr5" draw:text-style-name="P6" draw:layer="layout" svg:width="1.086cm" svg:height="0.374cm" svg:x="5.742cm" svg:y="10.58cm">
            <draw:text-box>
              <text:p text:style-name="P3"><text:span text:style-name="T2">s(1)=1</text:span></text:p>
            </draw:text-box>
          </draw:frame>
          <draw:frame draw:style-name="gr5" draw:text-style-name="P6" draw:layer="layout" svg:width="0.616cm" svg:height="0.374cm" svg:x="5.89cm" svg:y="9.58cm">
            <draw:text-box>
              <text:p text:style-name="P3"><text:span text:style-name="T2">s(2)</text:span></text:p>
            </draw:text-box>
          </draw:frame>
          <draw:frame draw:style-name="gr5" draw:text-style-name="P6" draw:layer="layout" svg:width="0.502cm" svg:height="0.374cm" svg:x="5.89cm" svg:y="6.98cm">
            <draw:text-box>
              <text:p text:style-name="P3"><text:span text:style-name="T2">s(l)</text:span></text:p>
            </draw:text-box>
          </draw:frame>
          <draw:frame draw:style-name="gr5" draw:text-style-name="P6" draw:layer="layout" svg:width="0.971cm" svg:height="0.374cm" svg:x="5.89cm" svg:y="5.98cm">
            <draw:text-box>
              <text:p text:style-name="P3"><text:span text:style-name="T2">s(l+1)</text:span></text:p>
            </draw:text-box>
          </draw:frame>
          <draw:frame draw:style-name="gr5" draw:text-style-name="P6" draw:layer="layout" svg:width="0.899cm" svg:height="0.374cm" svg:x="5.89cm" svg:y="3.98cm">
            <draw:text-box>
              <text:p text:style-name="P3"><text:span text:style-name="T2">s(llm)</text:span></text:p>
            </draw:text-box>
          </draw:frame>
          <draw:frame draw:style-name="gr5" draw:text-style-name="P6" draw:layer="layout" svg:width="1.839cm" svg:height="0.374cm" svg:x="5.59cm" svg:y="2.98cm">
            <draw:text-box>
              <text:p text:style-name="P3"><text:span text:style-name="T2">s(llm+1)=0</text:span></text:p>
            </draw:text-box>
          </draw:frame>
          <draw:frame draw:style-name="gr5" draw:text-style-name="P6" draw:layer="layout" svg:width="1.327cm" svg:height="0.374cm" svg:x="8.642cm" svg:y="10.58cm">
            <draw:text-box>
              <text:p text:style-name="P3"><text:span text:style-name="T2">bp(1)=1</text:span></text:p>
            </draw:text-box>
          </draw:frame>
          <draw:frame draw:style-name="gr5" draw:text-style-name="P6" draw:layer="layout" svg:width="0.857cm" svg:height="0.374cm" svg:x="8.79cm" svg:y="9.58cm">
            <draw:text-box>
              <text:p text:style-name="P3"><text:span text:style-name="T2">bp(2)</text:span></text:p>
            </draw:text-box>
          </draw:frame>
          <draw:frame draw:style-name="gr5" draw:text-style-name="P6" draw:layer="layout" svg:width="0.743cm" svg:height="0.374cm" svg:x="8.79cm" svg:y="6.98cm">
            <draw:text-box>
              <text:p text:style-name="P3"><text:span text:style-name="T2">bp(l)</text:span></text:p>
            </draw:text-box>
          </draw:frame>
          <draw:frame draw:style-name="gr5" draw:text-style-name="P6" draw:layer="layout" svg:width="1.213cm" svg:height="0.374cm" svg:x="8.79cm" svg:y="5.98cm">
            <draw:text-box>
              <text:p text:style-name="P3"><text:span text:style-name="T2">bp(l+1)</text:span></text:p>
            </draw:text-box>
          </draw:frame>
          <draw:frame draw:style-name="gr5" draw:text-style-name="P6" draw:layer="layout" svg:width="1.141cm" svg:height="0.374cm" svg:x="8.79cm" svg:y="3.98cm">
            <draw:text-box>
              <text:p text:style-name="P3"><text:span text:style-name="T2">bp(llm)</text:span></text:p>
            </draw:text-box>
          </draw:frame>
          <draw:frame draw:style-name="gr5" draw:text-style-name="P6" draw:layer="layout" svg:width="2.081cm" svg:height="0.374cm" svg:x="8.49cm" svg:y="2.98cm">
            <draw:text-box>
              <text:p text:style-name="P3"><text:span text:style-name="T2">bp(llm+1)=0</text:span></text:p>
            </draw:text-box>
          </draw:frame>
          <draw:frame draw:style-name="gr5" draw:text-style-name="P6" draw:layer="layout" svg:width="1.319cm" svg:height="0.374cm" svg:x="11.642cm" svg:y="10.58cm">
            <draw:text-box>
              <text:p text:style-name="P3"><text:span text:style-name="T2">ap(1)=0</text:span></text:p>
            </draw:text-box>
          </draw:frame>
          <draw:frame draw:style-name="gr5" draw:text-style-name="P6" draw:layer="layout" svg:width="0.849cm" svg:height="0.374cm" svg:x="11.79cm" svg:y="9.58cm">
            <draw:text-box>
              <text:p text:style-name="P3"><text:span text:style-name="T2">ap(2)</text:span></text:p>
            </draw:text-box>
          </draw:frame>
          <draw:frame draw:style-name="gr5" draw:text-style-name="P6" draw:layer="layout" svg:width="0.734cm" svg:height="0.374cm" svg:x="11.79cm" svg:y="6.98cm">
            <draw:text-box>
              <text:p text:style-name="P3"><text:span text:style-name="T2">ap(l)</text:span></text:p>
            </draw:text-box>
          </draw:frame>
          <draw:frame draw:style-name="gr5" draw:text-style-name="P6" draw:layer="layout" svg:width="1.204cm" svg:height="0.374cm" svg:x="11.79cm" svg:y="5.98cm">
            <draw:text-box>
              <text:p text:style-name="P3"><text:span text:style-name="T2">ap(l+1)</text:span></text:p>
            </draw:text-box>
          </draw:frame>
          <draw:frame draw:style-name="gr5" draw:text-style-name="P6" draw:layer="layout" svg:width="1.132cm" svg:height="0.374cm" svg:x="11.79cm" svg:y="3.98cm">
            <draw:text-box>
              <text:p text:style-name="P3"><text:span text:style-name="T2">ap(llm)</text:span></text:p>
            </draw:text-box>
          </draw:frame>
          <draw:frame draw:style-name="gr5" draw:text-style-name="P6" draw:layer="layout" svg:width="2.072cm" svg:height="0.374cm" svg:x="11.49cm" svg:y="2.98cm">
            <draw:text-box>
              <text:p text:style-name="P3"><text:span text:style-name="T2">ap(llm+1)=0</text:span></text:p>
            </draw:text-box>
          </draw:frame>
          <draw:frame draw:style-name="gr6" draw:text-style-name="P6" draw:layer="layout" svg:width="2.148cm" svg:height="1.12cm" svg:x="14.542cm" svg:y="10.58cm">
            <draw:text-box>
              <text:p text:style-name="P3"><text:span text:style-name="T2">paprs(:,1) (pression à la surface)</text:span></text:p>
            </draw:text-box>
          </draw:frame>
          <draw:frame draw:style-name="gr5" draw:text-style-name="P6" draw:layer="layout" svg:width="1.556cm" svg:height="0.374cm" svg:x="14.69cm" svg:y="9.58cm">
            <draw:text-box>
              <text:p text:style-name="P3"><text:span text:style-name="T2">paprs(:,2)</text:span></text:p>
            </draw:text-box>
          </draw:frame>
          <draw:frame draw:style-name="gr5" draw:text-style-name="P6" draw:layer="layout" svg:width="1.441cm" svg:height="0.374cm" svg:x="14.69cm" svg:y="6.98cm">
            <draw:text-box>
              <text:p text:style-name="P3"><text:span text:style-name="T2">paprs(:,l)</text:span></text:p>
            </draw:text-box>
          </draw:frame>
          <draw:frame draw:style-name="gr5" draw:text-style-name="P6" draw:layer="layout" svg:width="1.911cm" svg:height="0.374cm" svg:x="14.69cm" svg:y="5.98cm">
            <draw:text-box>
              <text:p text:style-name="P3"><text:span text:style-name="T2">paprs(:,l+1)</text:span></text:p>
            </draw:text-box>
          </draw:frame>
          <draw:frame draw:style-name="gr5" draw:text-style-name="P6" draw:layer="layout" svg:width="1.839cm" svg:height="0.374cm" svg:x="14.69cm" svg:y="3.98cm">
            <draw:text-box>
              <text:p text:style-name="P3"><text:span text:style-name="T2">paprs(:,llm)</text:span></text:p>
            </draw:text-box>
          </draw:frame>
          <draw:frame draw:style-name="gr5" draw:text-style-name="P6" draw:layer="layout" svg:width="2.779cm" svg:height="0.374cm" svg:x="14.39cm" svg:y="2.98cm">
            <draw:text-box>
              <text:p text:style-name="P3"><text:span text:style-name="T2">paprs(:,llm+1)=0</text:span></text:p>
            </draw:text-box>
          </draw:frame>
          <draw:frame draw:style-name="gr3" draw:text-style-name="P4" draw:layer="layout" svg:width="1.175cm" svg:height="0.374cm" svg:x="2.016cm" svg:y="10.58cm">
            <draw:text-box>
              <text:p text:style-name="P3"><text:span text:style-name="T1">surface</text:span></text:p>
            </draw:text-box>
          </draw:frame>
          <draw:frame draw:style-name="gr7" draw:text-style-name="P4" draw:layer="layout" svg:width="2.19cm" svg:height="0.747cm" svg:x="0.4cm" svg:y="2.833cm">
            <draw:text-box>
              <text:p text:style-name="P3"><text:span text:style-name="T1">sommet de l'atmosphère</text:span></text:p>
            </draw:text-box>
          </draw:frame>
          <draw:frame draw:style-name="gr8" draw:text-style-name="P7" draw:layer="layout" svg:width="1.45cm" svg:height="0.374cm" svg:x="14.704cm" svg:y="1.818cm">
            <draw:text-box>
              <text:p text:style-name="P3"><text:span text:style-name="T2">physique</text:span></text:p>
            </draw:text-box>
          </draw:frame>
          <draw:frame draw:style-name="gr6" draw:text-style-name="P6" draw:layer="layout" svg:width="2.148cm" svg:height="1.12cm" svg:x="17.942cm" svg:y="10.58cm">
            <draw:text-box>
              <text:p text:style-name="P3"><text:span text:style-name="T2">p3d(:,:,1) (pression à la surface)</text:span></text:p>
            </draw:text-box>
          </draw:frame>
          <draw:frame draw:style-name="gr5" draw:text-style-name="P6" draw:layer="layout" svg:width="1.475cm" svg:height="0.374cm" svg:x="18.09cm" svg:y="9.58cm">
            <draw:text-box>
              <text:p text:style-name="P3"><text:span text:style-name="T2">p3d(:,:,2)</text:span></text:p>
            </draw:text-box>
          </draw:frame>
          <draw:frame draw:style-name="gr5" draw:text-style-name="P6" draw:layer="layout" svg:width="1.361cm" svg:height="0.374cm" svg:x="18.09cm" svg:y="6.98cm">
            <draw:text-box>
              <text:p text:style-name="P3"><text:span text:style-name="T2">p3d(:,:,l)</text:span></text:p>
            </draw:text-box>
          </draw:frame>
          <draw:frame draw:style-name="gr5" draw:text-style-name="P6" draw:layer="layout" svg:width="1.831cm" svg:height="0.374cm" svg:x="18.09cm" svg:y="5.98cm">
            <draw:text-box>
              <text:p text:style-name="P3"><text:span text:style-name="T2">p3d(:,:,l+1)</text:span></text:p>
            </draw:text-box>
          </draw:frame>
          <draw:frame draw:style-name="gr5" draw:text-style-name="P6" draw:layer="layout" svg:width="1.759cm" svg:height="0.374cm" svg:x="18.09cm" svg:y="3.98cm">
            <draw:text-box>
              <text:p text:style-name="P3"><text:span text:style-name="T2">p3d(:,:,llm)</text:span></text:p>
            </draw:text-box>
          </draw:frame>
          <draw:frame draw:style-name="gr5" draw:text-style-name="P6" draw:layer="layout" svg:width="2.699cm" svg:height="0.374cm" svg:x="17.79cm" svg:y="2.98cm">
            <draw:text-box>
              <text:p text:style-name="P3"><text:span text:style-name="T2">p3d(:,:,llm+1)=0</text:span></text:p>
            </draw:text-box>
          </draw:frame>
          <draw:frame draw:style-name="gr8" draw:text-style-name="P7" draw:layer="layout" svg:width="1.788cm" svg:height="0.374cm" svg:x="18.104cm" svg:y="1.818cm">
            <draw:text-box>
              <text:p text:style-name="P3"><text:span text:style-name="T2">dynamique</text:span></text:p>
            </draw:text-box>
          </draw:frame>
          <draw:line draw:style-name="gr9" draw:text-style-name="P8" draw:layer="layout" svg:x1="22.29cm" svg:y1="11.18cm" svg:x2="22.29cm" svg:y2="2.18cm">
            <text:p/>
          </draw:line>
          <draw:frame draw:style-name="gr10" draw:text-style-name="P9" draw:layer="layout" svg:width="2cm" svg:height="1.12cm" svg:x="21.561cm" svg:y="0.98cm">
            <draw:text-box>
              <text:p text:style-name="P3"><text:span text:style-name="T3">indice de milieu de couche</text:span></text:p>
            </draw:text-box>
          </draw:frame>
          <draw:frame draw:style-name="gr11" draw:text-style-name="P9" draw:layer="layout" svg:width="0.205cm" svg:height="0.374cm" svg:x="21.69cm" svg:y="10.08cm">
            <draw:text-box>
              <text:p text:style-name="P3"><text:span text:style-name="T3">1</text:span></text:p>
            </draw:text-box>
          </draw:frame>
          <draw:frame draw:style-name="gr11" draw:text-style-name="P9" draw:layer="layout" svg:width="0.091cm" svg:height="0.374cm" svg:x="21.69cm" svg:y="6.48cm">
            <draw:text-box>
              <text:p text:style-name="P3"><text:span text:style-name="T3">l</text:span></text:p>
            </draw:text-box>
          </draw:frame>
          <draw:frame draw:style-name="gr11" draw:text-style-name="P9" draw:layer="layout" svg:width="0.489cm" svg:height="0.374cm" svg:x="21.39cm" svg:y="3.48cm">
            <draw:text-box>
              <text:p text:style-name="P3"><text:span text:style-name="T3">llm</text:span></text:p>
            </draw:text-box>
          </draw:frame>
          <draw:line draw:style-name="gr12" draw:text-style-name="P5" draw:layer="layout" svg:x1="22.461cm" svg:y1="10.3cm" svg:x2="21.961cm" svg:y2="10.3cm">
            <text:p/>
          </draw:line>
          <draw:line draw:style-name="gr12" draw:text-style-name="P5" draw:layer="layout" svg:x1="22.461cm" svg:y1="6.7cm" svg:x2="21.961cm" svg:y2="6.7cm">
            <text:p/>
          </draw:line>
          <draw:line draw:style-name="gr12" draw:text-style-name="P5" draw:layer="layout" svg:x1="22.461cm" svg:y1="3.7cm" svg:x2="21.961cm" svg:y2="3.7cm">
            <text:p/>
          </draw:line>
          <draw:frame draw:style-name="gr3" draw:text-style-name="P10" draw:layer="layout" svg:width="1.606cm" svg:height="0.374cm" svg:x="18.091cm" svg:y="3.48cm">
            <draw:text-box>
              <text:p text:style-name="P3"><text:span text:style-name="T4">pls(:,:,llm)</text:span></text:p>
            </draw:text-box>
          </draw:frame>
          <draw:frame draw:style-name="gr3" draw:text-style-name="P10" draw:layer="layout" svg:width="1.209cm" svg:height="0.374cm" svg:x="18.091cm" svg:y="6.48cm">
            <draw:text-box>
              <text:p text:style-name="P3"><text:span text:style-name="T4">pls(:,:,l)</text:span></text:p>
            </draw:text-box>
          </draw:frame>
          <draw:frame draw:style-name="gr3" draw:text-style-name="P10" draw:layer="layout" svg:width="1.323cm" svg:height="0.374cm" svg:x="18.091cm" svg:y="10.08cm">
            <draw:text-box>
              <text:p text:style-name="P3"><text:span text:style-name="T4">pls(:,:,1)</text:span></text:p>
            </draw:text-box>
          </draw:frame>
          <draw:frame draw:style-name="gr13" draw:text-style-name="P10" draw:layer="layout" svg:width="2.07cm" svg:height="0.374cm" svg:x="14.491cm" svg:y="3.48cm">
            <draw:text-box>
              <text:p text:style-name="P3"><text:span text:style-name="T4">pplay(:,llm)</text:span></text:p>
            </draw:text-box>
          </draw:frame>
          <draw:frame draw:style-name="gr3" draw:text-style-name="P10" draw:layer="layout" svg:width="1.42cm" svg:height="0.374cm" svg:x="14.691cm" svg:y="6.48cm">
            <draw:text-box>
              <text:p text:style-name="P3"><text:span text:style-name="T4">pplay(:,l)</text:span></text:p>
            </draw:text-box>
          </draw:frame>
          <draw:frame draw:style-name="gr3" draw:text-style-name="P10" draw:layer="layout" svg:width="1.534cm" svg:height="0.374cm" svg:x="14.691cm" svg:y="10.08cm">
            <draw:text-box>
              <text:p text:style-name="P3"><text:span text:style-name="T4">pplay(:,1)</text:span></text:p>
            </draw:text-box>
          </draw:frame>
          <draw:frame draw:style-name="gr14" draw:text-style-name="P6" draw:layer="layout" svg:width="2.083cm" svg:height="0.747cm" svg:x="5.378cm" svg:y="1.759cm">
            <draw:text-box>
              <text:p text:style-name="P3"><text:span text:style-name="T2">coordonnée hybride</text:span></text:p>
            </draw:text-box>
          </draw:frame>
          <draw:frame draw:style-name="gr8" draw:text-style-name="P7" draw:layer="layout" svg:width="2.898cm" svg:height="0.374cm" svg:x="15.661cm" svg:y="0.315cm">
            <draw:text-box>
              <text:p text:style-name="P3"><text:span text:style-name="T2">variables pressi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9-01-28T13:32:01</meta:creation-date>
    <dc:date>2014-07-03T14:35:16</dc:date>
    <dc:language>fr-FR</dc:language>
    <meta:editing-cycles>21</meta:editing-cycles>
    <meta:editing-duration>PT53M32S</meta:editing-duration>
    <dc:creator>GUEZ Lionel</dc:creator>
    <meta:document-statistic meta:object-count="67"/>
    <meta:user-defined meta:name="Info 1"/>
    <meta:user-defined meta:name="Info 2"/>
    <meta:user-defined meta:name="Info 3"/>
    <meta:user-defined meta:name="Info 4"/>
  </office:meta>
</office:document-meta>
</file>